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3E0000025BC2C3C4FA832A4D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" svg:font-family="Calibri"/>
    <style:font-face style:name="Franklin Gothic Book1" svg:font-family="'Franklin Gothic Book'"/>
    <style:font-face style:name="Franklin Gothic Demi" svg:font-family="'Franklin Gothic Demi'"/>
    <style:font-face style:name="Arial" svg:font-family="Arial" style:font-family-generic="swiss"/>
    <style:font-face style:name="Franklin Gothic Book2" svg:font-family="'Franklin Gothic Book'" style:font-family-generic="swiss"/>
    <style:font-face style:name="Arial2" svg:font-family="Arial" style:font-pitch="variable"/>
    <style:font-face style:name="Calibri1" svg:font-family="Calibri" style:font-pitch="variable"/>
    <style:font-face style:name="Franklin Gothic Book" svg:font-family="'Franklin Gothic Book'" style:font-pitch="variable"/>
    <style:font-face style:name="Franklin Gothic Demi1" svg:font-family="'Franklin Gothic Demi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7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5">
      <style:graphic-properties draw:stroke="none" svg:stroke-width="0cm" draw:fill="none" draw:textarea-vertical-align="middle" draw:auto-grow-height="false" draw:fit-to-size="false" fo:min-height="10.797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7cm" fo:padding-top="0.127cm" fo:padding-bottom="0.127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12" style:family="paragraph">
      <style:paragraph-properties fo:margin-left="0cm" fo:margin-right="0cm" fo:margin-top="0.226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font-size="11pt" fo:hyphenate="false"/>
    </style:style>
    <style:style style:name="P14" style:family="paragraph">
      <style:paragraph-properties fo:margin-left="0cm" fo:margin-right="0cm" fo:margin-top="0.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P15" style:family="paragraph">
      <loext:graphic-properties draw:fill="none"/>
      <style:paragraph-properties fo:margin-left="0cm" fo:margin-right="0cm" fo:margin-top="0.085cm" fo:margin-bottom="0.212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2cm" fo:margin-bottom="0.212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P22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1cade4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1482ac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3" style:family="text">
      <style:text-properties fo:font-variant="normal" fo:text-transform="none" fo:color="#1482a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" style:family="text">
      <style:text-properties fo:font-variant="normal" fo:text-transform="none" fo:color="#1482ac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5" style:family="text">
      <style:text-properties fo:text-transform="uppercas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Arial3" fo:font-size="20pt" fo:letter-spacing="normal" fo:font-style="normal" style:text-underline-style="none" fo:font-weight="bold" style:font-name-asian="Franklin Gothic Book1" style:font-size-asian="20pt" style:font-style-asian="normal" style:font-weight-asian="bold" style:font-name-complex="Arial3" style:font-size-complex="20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Franklin Gothic Book1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Arial3" fo:font-size="20pt" fo:letter-spacing="normal" fo:font-style="normal" style:text-underline-style="none" fo:font-weight="bold" style:font-name-asian="Franklin Gothic Book1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Arial3" fo:font-size="20pt" fo:letter-spacing="normal" fo:font-style="normal" style:text-underline-style="none" fo:font-weight="bold" style:font-name-asian="Franklin Gothic Book1" style:font-size-asian="20pt" style:font-style-asian="normal" style:font-weight-asian="bold" style:font-name-complex="Franklin Gothic Book1" style:font-size-complex="20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Franklin Gothic Book1" style:font-size-asian="20pt" style:font-style-asian="normal" style:font-weight-asian="normal" style:font-name-complex="Franklin Gothic Book1" style:font-size-complex="20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Arial3" fo:font-size="17pt" fo:letter-spacing="normal" fo:font-style="normal" style:text-underline-style="none" fo:font-weight="normal" style:font-name-asian="Franklin Gothic Book1" style:font-size-asian="17pt" style:font-style-asian="normal" style:font-weight-asian="normal" style:font-name-complex="Arial3" style:font-size-complex="17pt" style:font-style-complex="normal" style:font-weight-complex="normal"/>
    </style:style>
    <style:style style:name="T12" style:family="text">
      <style:text-properties fo:text-transform="uppercase" fo:color="#1cade4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Arial1" style:font-size-complex="44pt" style:font-style-complex="normal" style:font-weight-complex="bold"/>
    </style:style>
    <style:style style:name="T13" style:family="text">
      <style:text-properties fo:font-variant="normal" fo:text-transform="none" fo:color="#0f0f0f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name-asian="Franklin Gothic Book1" style:font-size-asian="24pt" style:font-style-asian="normal" style:font-weight-asian="normal" style:font-name-complex="Franklin Gothic Book1" style:font-size-complex="24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Franklin Gothic Book1" fo:font-size="17pt" fo:letter-spacing="normal" fo:font-style="normal" style:text-underline-style="none" fo:font-weight="normal" style:font-name-asian="Franklin Gothic Book1" style:font-size-asian="17pt" style:font-style-asian="normal" style:font-weight-asian="normal" style:font-name-complex="Franklin Gothic Book1" style:font-size-complex="17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" fo:letter-spacing="normal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Calibri" fo:letter-spacing="normal" fo:font-style="normal" style:text-underline-style="none" fo:font-weight="bold" style:font-name-asian="Franklin Gothic Book1" style:font-size-asian="12pt" style:font-style-asian="normal" style:font-weight-asian="bold" style:font-name-complex="Franklin Gothic Book1" style:font-size-complex="12pt" style:font-style-complex="normal" style:font-weight-complex="bold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Franklin Gothic Book1" fo:letter-spacing="normal" fo:font-style="normal" style:text-underline-style="none" fo:font-weight="normal" style:font-name-asian="Franklin Gothic Book1" style:font-size-asian="12pt" style:font-style-asian="normal" style:font-weight-asian="normal" style:font-name-complex="Franklin Gothic Book1" style:font-size-complex="12pt" style:font-style-complex="normal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Franklin Gothic Book1" fo:letter-spacing="normal" fo:font-style="normal" style:text-underline-style="none" fo:font-weight="normal" style:font-name-asian="Franklin Gothic Book1" style:font-size-asian="17pt" style:font-style-asian="normal" style:font-weight-asian="normal" style:font-name-complex="Franklin Gothic Book1" style:font-size-complex="17pt" style:font-style-complex="normal" style:font-weight-complex="normal"/>
    </style:style>
    <style:style style:name="T19" style:family="text">
      <style:text-properties fo:text-transform="uppercase" fo:color="#1cade4" style:text-line-through-style="none" style:text-line-through-type="none" style:text-position="0% 100%" style:font-name="Arial3" fo:font-size="44pt" fo:letter-spacing="normal" fo:font-style="normal" style:text-underline-style="none" fo:font-weight="bold" style:font-name-asian="Franklin Gothic Demi" style:font-size-asian="44pt" style:font-style-asian="normal" style:font-weight-asian="bold" style:font-name-complex="Arial3" style:font-size-complex="44pt" style:font-style-complex="normal" style:font-weight-complex="bold"/>
    </style:style>
    <style:style style:name="T20" style:family="text">
      <style:text-properties fo:font-variant="normal" fo:text-transform="none" fo:color="#0f0f0f" style:text-line-through-style="none" style:text-line-through-type="none" style:text-position="0% 100%" style:font-name="Franklin Gothic Book1" fo:font-size="18pt" fo:letter-spacing="normal" fo:font-style="normal" style:text-underline-style="none" fo:font-weight="bold" style:font-name-asian="Franklin Gothic Book1" style:font-size-asian="18pt" style:font-style-asian="normal" style:font-weight-asian="bold" style:font-name-complex="Franklin Gothic Book1" style:font-size-complex="18pt" style:font-style-complex="normal" style:font-weight-complex="bold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Franklin Gothic Book1" fo:font-size="14pt" fo:letter-spacing="normal" fo:font-style="normal" style:text-underline-style="none" fo:font-weight="normal" style:font-name-asian="Franklin Gothic Book1" style:font-size-asian="14pt" style:font-style-asian="normal" style:font-weight-asian="normal" style:font-name-complex="Franklin Gothic Book1" style:font-size-complex="14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Franklin Gothic Book1" fo:font-size="14pt" fo:letter-spacing="normal" fo:font-style="normal" style:text-underline-style="none" fo:font-weight="bold" style:font-name-asian="Franklin Gothic Book1" style:font-size-asian="14pt" style:font-style-asian="normal" style:font-weight-asian="bold" style:font-name-complex="Franklin Gothic Book1" style:font-size-complex="14pt" style:font-style-complex="normal" style:font-weight-complex="bold"/>
    </style:style>
    <style:style style:name="T23" style:family="text">
      <style:text-properties fo:font-variant="normal" fo:text-transform="none" fo:color="#0f0f0f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name-asian="Franklin Gothic Book1" style:font-size-asian="20pt" style:font-style-asian="normal" style:font-weight-asian="normal" style:font-name-complex="Franklin Gothic Book1" style:font-size-complex="20pt" style:font-style-complex="normal" style:font-weight-complex="normal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Franklin Gothic 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name-asian="Franklin Gothic Book1" style:font-size-asian="20pt" style:font-style-asian="normal" style:font-weight-asian="normal" style:font-name-complex="Franklin Gothic Book1" style:font-size-complex="20pt" style:font-style-complex="normal" style:font-weight-complex="normal"/>
    </style:style>
    <style:style style:name="T26" style:family="text">
      <style:text-properties fo:text-transform="uppercase" fo:color="#1cade4" style:text-line-through-style="none" style:text-line-through-type="none" style:text-position="0% 100%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482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1cade4" fo:font-size="9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3cm" text:min-label-width="0.847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847cm"/>
        <style:text-properties fo:color="#1cade4" fo:font-size="92%"/>
      </text:list-level-style-number>
      <text:list-level-style-bullet text:level="2" text:bullet-char="">
        <style:list-level-properties text:space-before="0.903cm" text:min-label-width="0.847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2.715cm" svg:x="3.775cm" svg:y="5.06cm" presentation:class="title" presentation:user-transformed="true">
          <draw:text-box>
            <text:p text:style-name="P1"><text:span text:style-name="T1">keylogger</text:span></text:p>
          </draw:text-box>
        </draw:frame>
        <draw:custom-shape draw:name="TextBox 2" draw:style-name="gr1" draw:text-style-name="P4" draw:layer="layout" svg:width="35.351cm" svg:height="1.609cm" svg:x="-0.916cm" svg:y="2.873cm">
          <text:p text:style-name="P3"><text:span text:style-name="T2">CAPSTON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4" draw:layer="layout" svg:width="22.166cm" svg:height="5.335cm" svg:x="8.66cm" svg:y="12.74cm">
          <text:p text:style-name="P5"><text:span text:style-name="T3">Presented By:</text:span></text:p>
          <text:p text:style-name="P5"><text:span text:style-name="T4">SNEKA .M</text:span></text:p>
          <text:p text:style-name="P5"><text:span text:style-name="T4">III YEAR</text:span></text:p>
          <text:p text:style-name="P5"><text:span text:style-name="T4">DEPARTMENT OF COMPUTER SCIENCE AND ENGINEERING</text:span></text:p>
          <text:p text:style-name="P5"><text:span text:style-name="T4">AVC COLLEGE OF ENGINEERING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3" draw:text-style-name="P8" draw:layer="layout" svg:width="29.209cm" svg:height="3.681cm" svg:x="2.36cm" svg:y="1.551cm" presentation:class="title" presentation:user-transformed="true">
          <draw:text-box>
            <text:p text:style-name="P7"><text:span text:style-name="T5">OUTLINE</text:span></text:p>
          </draw:text-box>
        </draw:frame>
        <draw:frame draw:name="Content Placeholder 2" presentation:style-name="pr4" draw:text-style-name="P11" draw:layer="layout" svg:width="30.607cm" svg:height="14.552cm" svg:x="2.328cm" svg:y="4.497cm" presentation:class="outline" presentation:user-transformed="true">
          <draw:text-box>
            <text:p text:style-name="P9"><text:span text:style-name="T6">  </text:span></text:p>
            <text:list text:style-name="L5">
              <text:list-item>
                <text:p text:style-name="P9"><text:span text:style-name="T6">Problem Statement </text:span><text:span text:style-name="T7">(Should not include solution)</text:span></text:p>
              </text:list-item>
              <text:list-item>
                <text:p text:style-name="P9"><text:span text:style-name="T6">Proposed System/Solution</text:span></text:p>
              </text:list-item>
              <text:list-item>
                <text:p text:style-name="P9"><text:span text:style-name="T8">System </text:span><text:span text:style-name="T9">Development Approach </text:span><text:span text:style-name="T10">(Technology Used) </text:span></text:p>
              </text:list-item>
              <text:list-item>
                <text:p text:style-name="P9"><text:span text:style-name="T9">Algorithm &amp; Deployment  </text:span></text:p>
              </text:list-item>
              <text:list-item>
                <text:p text:style-name="P9"><text:span text:style-name="T6">Result (Output Image)</text:span></text:p>
              </text:list-item>
              <text:list-item>
                <text:p text:style-name="P9"><text:span text:style-name="T6">Conclusion</text:span></text:p>
              </text:list-item>
              <text:list-item>
                <text:p text:style-name="P9"><text:span text:style-name="T6">Future Scope</text:span></text:p>
              </text:list-item>
              <text:list-item>
                <text:p text:style-name="P9"><text:span text:style-name="T6">References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Statement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95cm" presentation:class="title" presentation:user-transformed="true">
          <draw:text-box>
            <text:p text:style-name="P7"><text:span text:style-name="T12">Problem Statement</text:span></text:p>
          </draw:text-box>
        </draw:frame>
        <draw:frame draw:name="Content Placeholder 1" presentation:style-name="pr7" draw:text-style-name="P11" draw:layer="layout" svg:width="30.637cm" svg:height="12.98cm" svg:x="1.614cm" svg:y="3.422cm" presentation:class="outline" presentation:user-transformed="true">
          <draw:text-box>
            <text:p text:style-name="P12"><text:span text:style-name="T13"><text:s text:c="7"/></text:span><text:span text:style-name="T13">In today's digital age, where cybersecurity threats loom large, </text:span><text:span text:style-name="T13">one of the significant concerns is the proliferation of keyloggers, </text:span><text:span text:style-name="T13">stealthy software tools designed to monitor and record keystrokes on </text:span><text:span text:style-name="T13">a user's computer without their knowledge. Keyloggers pose a severe </text:span><text:span text:style-name="T13">threat to individuals and organizations as they can capture sensitive </text:span><text:span text:style-name="T13">information such as passwords, credit card details, and other personal </text:span><text:span text:style-name="T13">data leading to identity theft, financial loss, and privacy breaches.</text:span></text:p>
            <text:p text:style-name="P12"><text:span text:style-name="T13"/></text:p>
            <text:p text:style-name="P12"><text:span text:style-name="T13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osed Solution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95cm" presentation:class="title" presentation:user-transformed="true">
          <draw:text-box>
            <text:p text:style-name="P7"><text:span text:style-name="T12">Proposed Solution</text:span></text:p>
          </draw:text-box>
        </draw:frame>
        <draw:frame draw:name="Content Placeholder 1" presentation:style-name="pr8" draw:text-style-name="P15" draw:layer="layout" svg:width="32.259cm" svg:height="15.454cm" svg:x="1.8cm" svg:y="3.422cm" presentation:class="outline" presentation:user-transformed="true">
          <draw:text-box>
            <text:p text:style-name="P13"><text:span text:style-name="T15"/></text:p>
            <text:list text:style-name="L5">
              <text:list-item>
                <text:p text:style-name="P13"><text:span text:style-name="T16">The proposed system aims to address the challenge of predicting the required bike count at each hour to ensure a stable supply </text:span><text:span text:style-name="T16">of rental bikes. This involves leveraging data analytics and machine learning techniques to forecast demand patterns accurately. </text:span><text:span text:style-name="T16">The solution will consist of the following components:</text:span></text:p>
              </text:list-item>
              <text:list-item>
                <text:p text:style-name="P13"><text:span text:style-name="T16">Data Collection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Gather historical data on bike rentals, including time, date, location, and other relevant factors.</text:span></text:p>
                  </text:list-item>
                  <text:list-item>
                    <text:p text:style-name="P13"><text:span text:style-name="T16">Utilize real-time data sources, such as weather conditions, events, and holidays, to enhance prediction accuracy.</text:span></text:p>
                  </text:list-item>
                </text:list>
              </text:list-item>
              <text:list-item>
                <text:p text:style-name="P13"><text:span text:style-name="T16">Data Preprocessing:</text:span></text:p>
                <text:list>
                  <text:list-item>
                    <text:p text:style-name="P13"><text:span text:style-name="T16">Clean and preprocess the collected data to handle missing values, outliers, and inconsistencies.</text:span></text:p>
                  </text:list-item>
                  <text:list-item>
                    <text:p text:style-name="P13"><text:span text:style-name="T16">Feature engineering to extract relevant features from the data that might impact bike demand.</text:span></text:p>
                  </text:list-item>
                </text:list>
              </text:list-item>
              <text:list-item>
                <text:p text:style-name="P13"><text:span text:style-name="T16">Machine Learning Algorithm:</text:span></text:p>
                <text:list>
                  <text:list-item>
                    <text:p text:style-name="P13"><text:span text:style-name="T16">Implement a machine learning algorithm, such as a time-series forecasting model (e.g., ARIMA, SARIMA, or LSTM), to predict </text:span><text:span text:style-name="T16">bike counts based on historical patterns.</text:span></text:p>
                  </text:list-item>
                  <text:list-item>
                    <text:p text:style-name="P13"><text:span text:style-name="T16">Consider incorporating other factors like weather conditions, day of the week, and special events to improve prediction </text:span><text:span text:style-name="T16">accuracy.</text:span></text:p>
                  </text:list-item>
                </text:list>
              </text:list-item>
              <text:list-item>
                <text:p text:style-name="P13"><text:span text:style-name="T16">Deployment:</text:span></text:p>
                <text:list>
                  <text:list-item>
                    <text:p text:style-name="P13"><text:span text:style-name="T16">Develop a user-friendly interface or application that provides real-time predictions for bike counts at different hours.</text:span></text:p>
                  </text:list-item>
                  <text:list-item>
                    <text:p text:style-name="P13"><text:span text:style-name="T16">Deploy the solution on a scalable and reliable platform, considering factors like server infrastructure, response time, and user </text:span><text:span text:style-name="T16">accessibility.</text:span></text:p>
                  </text:list-item>
                </text:list>
              </text:list-item>
              <text:list-item>
                <text:p text:style-name="P13"><text:span text:style-name="T16">Evaluation:</text:span></text:p>
                <text:list>
                  <text:list-item>
                    <text:p text:style-name="P13"><text:span text:style-name="T16">Assess the model's performance using appropriate metrics such as Mean Absolute Error (MAE), Root Mean Squared Error </text:span><text:span text:style-name="T16">(RMSE), or other relevant metrics.</text:span></text:p>
                  </text:list-item>
                  <text:list-item>
                    <text:p text:style-name="P13"><text:span text:style-name="T16">Fine-tune the model based on feedback and continuous monitoring of prediction accuracy.</text:span></text:p>
                  </text:list-item>
                  <text:list-item>
                    <text:p text:style-name="P13"><text:span text:style-name="T17">Result:</text:span></text:p>
                  </text:list-item>
                </text:list>
              </text:list-item>
            </text:list>
            <text:p text:style-name="P14"><text:span text:style-name="T18"/></text:p>
          </draw:text-box>
        </draw:frame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  Approach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84cm" presentation:class="title" presentation:user-transformed="true">
          <draw:text-box>
            <text:p text:style-name="P7"><text:span text:style-name="T19">System  Approach</text:span></text:p>
          </draw:text-box>
        </draw:frame>
        <draw:frame draw:name="Content Placeholder 1" presentation:style-name="pr7" draw:text-style-name="P11" draw:layer="layout" svg:width="30.637cm" svg:height="12.98cm" svg:x="1.614cm" svg:y="3.617cm" presentation:class="outline" presentation:user-transformed="true">
          <draw:text-box>
            <text:p text:style-name="P16"><text:span text:style-name="T20">The "System Approach" section outlines the overall strategy and methodology for </text:span><text:span text:style-name="T20">developing and implementing the rental bike prediction system. Here's a suggested </text:span><text:span text:style-name="T20">structure for this section:</text:span></text:p>
            <text:list text:style-name="L5">
              <text:list-item>
                <text:p text:style-name="P16"><text:span text:style-name="T20">System requirements</text:span></text:p>
              </text:list-item>
              <text:list-item>
                <text:p text:style-name="P16"><text:span text:style-name="T20">Library required to build the mode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 &amp; Deployment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95cm" presentation:class="title" presentation:user-transformed="true">
          <draw:text-box>
            <text:p text:style-name="P7"><text:span text:style-name="T19">Algorithm &amp; Deployment</text:span></text:p>
          </draw:text-box>
        </draw:frame>
        <draw:frame draw:name="Content Placeholder 1" presentation:style-name="pr7" draw:text-style-name="P11" draw:layer="layout" svg:width="30.637cm" svg:height="12.98cm" svg:x="1.614cm" svg:y="3.617cm" presentation:class="outline" presentation:user-transformed="true">
          <draw:text-box>
            <text:list text:style-name="L5">
              <text:list-item>
                <text:p text:style-name="P17"><text:span text:style-name="T21">In the Algorithm section, describe the machine learning algorithm chosen for predicting bike counts. Here's an </text:span><text:span text:style-name="T21">example structure for this section:</text:span></text:p>
              </text:list-item>
              <text:list-item>
                <text:p text:style-name="P17"><text:span text:style-name="T22">Algorithm Selection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21">Provide a brief overview of the chosen algorithm (e.g., time-series forecasting model, like ARIMA or LSTM) and </text:span><text:span text:style-name="T21">justify its selection based on the problem statement and data characteristics.</text:span></text:p>
                  </text:list-item>
                </text:list>
              </text:list-item>
              <text:list-item>
                <text:p text:style-name="P17"><text:span text:style-name="T22">Data Input:</text:span></text:p>
                <text:list>
                  <text:list-item>
                    <text:p text:style-name="P17"><text:span text:style-name="T21">Specify the input features used by the algorithm, such as historical bike rental data, weather conditions, day of </text:span><text:span text:style-name="T21">the week, and any other relevant factors.</text:span></text:p>
                  </text:list-item>
                </text:list>
              </text:list-item>
              <text:list-item>
                <text:p text:style-name="P17"><text:span text:style-name="T22">Training Process:</text:span></text:p>
                <text:list>
                  <text:list-item>
                    <text:p text:style-name="P17"><text:span text:style-name="T21">Explain how the algorithm is trained using historical data. Highlight any specific considerations or techniques </text:span><text:span text:style-name="T21">employed, such as cross-validation or hyperparameter tuning.</text:span></text:p>
                  </text:list-item>
                </text:list>
              </text:list-item>
              <text:list-item>
                <text:p text:style-name="P17"><text:span text:style-name="T22">Prediction Process:</text:span></text:p>
                <text:list>
                  <text:list-item>
                    <text:p text:style-name="P17"><text:span text:style-name="T21">Detail how the trained algorithm makes predictions for future bike counts. Discuss any real-time data inputs </text:span><text:span text:style-name="T21">considered during the prediction phase.</text:span></text:p>
                  </text:list-item>
                </text:list>
              </text:list-item>
            </text:list>
            <text:p text:style-name="P18"><text:span text:style-name="T14"/></text:p>
          </draw:text-box>
        </draw:frame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95cm" presentation:class="title" presentation:user-transformed="true">
          <draw:text-box>
            <text:p text:style-name="P7"><text:span text:style-name="T19">Result</text:span></text:p>
          </draw:text-box>
        </draw:frame>
        <draw:frame draw:name="Content Placeholder 1" presentation:style-name="pr9" draw:text-style-name="P11" draw:layer="layout" svg:width="30.637cm" svg:height="12.98cm" svg:x="1.614cm" svg:y="3.617cm" presentation:class="outline" presentation:user-transformed="true">
          <draw:text-box>
            <text:p text:style-name="P19"><text:span text:style-name="T13">Present the results of the machine learning model in terms of its </text:span><text:span text:style-name="T13">accuracy and effectiveness in predicting bike counts. Include </text:span><text:span text:style-name="T13">visualizations and comparisons between predicted and actual counts </text:span><text:span text:style-name="T13">to highlight the model's performance.</text:span></text:p>
          </draw:text-box>
        </draw:frame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95cm" presentation:class="title" presentation:user-transformed="true">
          <draw:text-box>
            <text:p text:style-name="P7"><text:span text:style-name="T19">Conclusion</text:span></text:p>
          </draw:text-box>
        </draw:frame>
        <draw:frame draw:name="Content Placeholder 1" presentation:style-name="pr9" draw:text-style-name="P11" draw:layer="layout" svg:width="30.637cm" svg:height="12.98cm" svg:x="1.614cm" svg:y="3.617cm" presentation:class="outline" presentation:user-transformed="true">
          <draw:text-box>
            <text:list text:style-name="L5">
              <text:list-item>
                <text:p text:style-name="P20"><text:span text:style-name="T23">Summarize the findings and discuss the effectiveness of the proposed solution. </text:span><text:span text:style-name="T23">Highlight any challenges encountered during the implementation and potential </text:span><text:span text:style-name="T23">improvements. Emphasize the importance of accurate bike count predictions for </text:span><text:span text:style-name="T23">ensuring a stable supply of rental bikes in urban area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2" presentation:style-name="pr7" draw:text-style-name="P11" draw:layer="layout" svg:width="30.637cm" svg:height="12.98cm" svg:x="1.614cm" svg:y="3.617cm" presentation:class="outline" presentation:user-transformed="true">
          <draw:text-box>
            <text:p text:style-name="P9"><text:span text:style-name="T24"/></text:p>
            <text:list text:style-name="L5">
              <text:list-item>
                <text:p text:style-name="P9"><text:span text:style-name="T25">Discuss potential enhancements and expansions for the system. This could </text:span><text:span text:style-name="T25">include incorporating additional data sources, optimizing the algorithm for </text:span><text:span text:style-name="T25">better performance, and expanding the system to cover multiple cities or </text:span><text:span text:style-name="T25">regions. Consider the integration of emerging technologies such as edge </text:span><text:span text:style-name="T25">computing or advanced machine learning techniques.</text:span></text:p>
              </text:list-item>
            </text:list>
            <text:p text:style-name="P10"><text:span text:style-name="T14"/></text:p>
          </draw:text-box>
        </draw:frame>
        <draw:custom-shape draw:name="Title 4" draw:style-name="gr3" draw:text-style-name="P8" draw:layer="layout" svg:width="30.637cm" svg:height="1.472cm" svg:x="1.488cm" svg:y="2.346cm">
          <text:p text:style-name="P21"><text:span text:style-name="T26">Future 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4" presentation:style-name="pr6" draw:text-style-name="P8" draw:layer="layout" svg:width="30.637cm" svg:height="1.472cm" svg:x="1.614cm" svg:y="1.95cm" presentation:class="title" presentation:user-transformed="true">
          <draw:text-box>
            <text:p text:style-name="P7"><text:span text:style-name="T19">References</text:span></text:p>
          </draw:text-box>
        </draw:frame>
        <draw:frame draw:name="Content Placeholder 1" presentation:style-name="pr9" draw:text-style-name="P11" draw:layer="layout" svg:width="30.637cm" svg:height="12.98cm" svg:x="1.614cm" svg:y="3.617cm" presentation:class="outline" presentation:user-transformed="true">
          <draw:text-box>
            <text:list text:style-name="L5">
              <text:list-item>
                <text:p text:style-name="P22"><text:span text:style-name="T13">List and cite relevant sources, research papers, and articles that </text:span><text:span text:style-name="T13">were instrumental in developing the proposed solution. This could </text:span><text:span text:style-name="T13">include academic papers on bike demand prediction, machine </text:span><text:span text:style-name="T13">learning algorithms, and best practices in data preprocessing and </text:span><text:span text:style-name="T13">model evalu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Title_20_Only" presentation:presentation-page-layout-name="AL3T19">
        <draw:frame draw:name="Title 4" presentation:style-name="pr10" draw:text-style-name="P8" draw:layer="layout" svg:width="25.829cm" svg:height="3.681cm" svg:x="4.064cm" svg:y="7.684cm" presentation:class="title" presentation:user-transformed="true">
          <draw:text-box>
            <text:p text:style-name="P1"><text:span text:style-name="T5">THANK YOU</text:span></text:p>
          </draw:text-box>
        </draw:frame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" svg:font-family="Calibri"/>
    <style:font-face style:name="Franklin Gothic Book1" svg:font-family="'Franklin Gothic Book'"/>
    <style:font-face style:name="Franklin Gothic Demi" svg:font-family="'Franklin Gothic Demi'"/>
    <style:font-face style:name="Arial" svg:font-family="Arial" style:font-family-generic="swiss"/>
    <style:font-face style:name="Franklin Gothic Book2" svg:font-family="'Franklin Gothic Book'" style:font-family-generic="swiss"/>
    <style:font-face style:name="Arial2" svg:font-family="Arial" style:font-pitch="variable"/>
    <style:font-face style:name="Calibri1" svg:font-family="Calibri" style:font-pitch="variable"/>
    <style:font-face style:name="Franklin Gothic Book" svg:font-family="'Franklin Gothic Book'" style:font-pitch="variable"/>
    <style:font-face style:name="Franklin Gothic Demi1" svg:font-family="'Franklin Gothic Demi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1" fo:font-family="'Franklin Gothic Book'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1" fo:font-family="'Franklin Gothic Book'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1" fo:font-family="'Franklin Gothic Book'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draw:fill="solid" draw:fill-color="#1cade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1cade4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/>
      <style:text-properties fo:font-size="17pt"/>
    </style:style>
    <style:style style:name="MP16" style:family="paragraph">
      <style:paragraph-properties fo:margin-left="0cm" fo:margin-right="0cm" fo:margin-top="0.12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7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8" style:family="paragraph">
      <style:paragraph-properties fo:margin-left="0cm" fo:margin-right="0cm" fo:margin-top="0.092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9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text-transform="uppercase" fo:color="#404040" style:text-line-through-style="none" style:text-line-through-type="none" style:text-position="0% 100%" style:font-name="Franklin Gothic Dem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Franklin Gothic Book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text-transform="uppercase" fo:color="#404040" style:text-line-through-style="none" style:text-line-through-type="none" style:text-position="0% 100%" style:font-name="Franklin Gothic Dem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Franklin Gothic Book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Franklin Gothic Book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Franklin Gothic Book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Franklin Gothic Book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5" text:bullet-char="">
        <style:list-level-properties text:space-before="3.801cm" text:min-label-width="0.6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8" draw:layer="backgroundobjects" svg:width="3.126cm" svg:height="1.013cm" svg:x="29.125cm" svg:y="17.883cm">
        <draw:image xlink:href="Pictures/100002010000073E0000025BC2C3C4FA832A4D2E.png" xlink:type="simple" xlink:show="embed" xlink:actuate="onLoad">
          <text:p/>
        </draw:image>
      </draw:frame>
      <draw:custom-shape draw:name="Rectangle 6" draw:style-name="Mgr3" draw:text-style-name="MP5" draw:layer="backgroundobjects" svg:width="31.385cm" svg:height="9.272cm" svg:x="1.24cm" svg:y="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30.537cm" svg:height="4.096cm" svg:x="1.614cm" svg:y="2.835cm" presentation:class="title" presentation:user-transformed="true">
        <draw:text-box>
          <text:p text:style-name="MP9"><text:span text:style-name="MT1">Click to edit Master title style</text:span></text:p>
        </draw:text-box>
      </draw:frame>
      <draw:frame draw:name="Date Placeholder 7" presentation:style-name="Mpr2" draw:text-style-name="MP12" draw:layer="backgroundobjects" svg:width="7.901cm" svg:height="1.013cm" svg:x="21.128cm" svg:y="17.844cm" presentation:class="date-time" presentation:user-transformed="true">
        <draw:text-box>
          <text:p text:style-name="MP11"><text:span text:style-name="MT2"><text:date style:data-style-name="D1" text:date-value="2024-04-04">04/04/24</text:date></text:span></text:p>
        </draw:text-box>
      </draw:frame>
      <draw:frame draw:name="Footer Placeholder 8" presentation:style-name="Mpr3" draw:text-style-name="MP13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lide Number Placeholder 9" presentation:style-name="Mpr2" draw:text-style-name="MP12" draw:layer="backgroundobjects" svg:width="2.923cm" svg:height="1.013cm" svg:x="29.329cm" svg:y="17.84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8" draw:layer="backgroundobjects" svg:width="3.126cm" svg:height="1.013cm" svg:x="29.125cm" svg:y="17.883cm">
        <draw:image xlink:href="Pictures/100002010000073E0000025BC2C3C4FA832A4D2E.png" xlink:type="simple" xlink:show="embed" xlink:actuate="onLoad">
          <text:p/>
        </draw:image>
      </draw:frame>
      <draw:frame draw:name="Title 1" presentation:style-name="Mpr6" draw:text-style-name="MP14" draw:layer="backgroundobjects" svg:width="30.637cm" svg:height="1.472cm" svg:x="1.614cm" svg:y="1.95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7" draw:text-style-name="MP20" draw:layer="backgroundobjects" svg:width="30.637cm" svg:height="12.98cm" svg:x="1.614cm" svg:y="3.617cm" presentation:class="outline" presentation:user-transformed="true">
        <draw:text-box>
          <text:list text:style-name="ML5">
            <text:list-item>
              <text:p text:style-name="MP15"><text:span text:style-name="MT4">Click to edit the outline text format</text:span></text:p>
              <text:list>
                <text:list-item>
                  <text:p text:style-name="MP15"><text:span text:style-name="MT4">Second Outline Level</text:span></text:p>
                  <text:list>
                    <text:list-item>
                      <text:p text:style-name="MP15"><text:span text:style-name="MT4">Third Outline Level</text:span></text:p>
                      <text:list>
                        <text:list-item>
                          <text:p text:style-name="MP15"><text:span text:style-name="MT4">Fourth Outline Level</text:span></text:p>
                          <text:list>
                            <text:list-item>
                              <text:p text:style-name="MP15"><text:span text:style-name="MT4">Fifth Outline Level</text:span></text:p>
                              <text:list>
                                <text:list-item>
                                  <text:p text:style-name="MP1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8" draw:text-style-name="MP12" draw:layer="backgroundobjects" svg:width="7.901cm" svg:height="1.013cm" svg:x="21.128cm" svg:y="17.844cm" presentation:class="date-time" presentation:user-transformed="true">
        <draw:text-box>
          <text:p text:style-name="MP11"><text:span text:style-name="MT2"><text:date style:data-style-name="D1" text:date-value="2024-04-04">04/04/24</text:date>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8" draw:layer="backgroundobjects" svg:width="3.126cm" svg:height="1.013cm" svg:x="29.125cm" svg:y="17.883cm">
        <draw:image xlink:href="Pictures/100002010000073E0000025BC2C3C4FA832A4D2E.png" xlink:type="simple" xlink:show="embed" xlink:actuate="onLoad">
          <text:p/>
        </draw:image>
      </draw:frame>
      <draw:frame draw:name="Title 1" presentation:style-name="Mpr11" draw:text-style-name="MP14" draw:layer="backgroundobjects" svg:width="30.637cm" svg:height="1.644cm" svg:x="1.6cm" svg:y="2.02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Date Placeholder 2" presentation:style-name="Mpr12" draw:text-style-name="MP12" draw:layer="backgroundobjects" svg:width="7.901cm" svg:height="1.013cm" svg:x="21.128cm" svg:y="17.844cm" presentation:class="date-time" presentation:user-transformed="true">
        <draw:text-box>
          <text:p text:style-name="MP11"><text:span text:style-name="MT2"><text:date style:data-style-name="D1" text:date-value="2024-04-04">04/04/24</text:date></text:span></text:p>
        </draw:text-box>
      </draw:frame>
      <draw:frame draw:name="Footer Placeholder 3" presentation:style-name="Mpr13" draw:text-style-name="MP13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lide Number Placeholder 4" presentation:style-name="Mpr12" draw:text-style-name="MP12" draw:layer="backgroundobjects" svg:width="2.923cm" svg:height="1.013cm" svg:x="29.329cm" svg:y="17.84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killsBuild Partner Update template</dc:title>
    <meta:initial-creator>Vaibhav Ostwal</meta:initial-creator>
    <meta:editing-cycles>23</meta:editing-cycles>
    <meta:creation-date>2021-05-26T16:50:10</meta:creation-date>
    <dc:date>2024-04-04T14:09:23.852073633</dc:date>
    <meta:generator>LibreOffice/5.1.6.2$Linux_x86 LibreOffice_project/10m0$Build-2</meta:generator>
    <meta:editing-duration>PT8M8S</meta:editing-duration>
    <meta:document-statistic meta:object-count="97"/>
    <meta:user-defined meta:name="AppVersion">16.0000</meta:user-defined>
    <meta:user-defined meta:name="ContentTypeId">0x0101000F1872188ABCFC48BECA6C87E8AC328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Future forward" xlink:href=""/>
  </office:meta>
</office:document-meta>
</file>